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.41" calcext:value-type="float">
            <text:p>1.41</text:p>
          </table:table-cell>
          <table:table-cell table:style-name="ce2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0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  <table:table-cell table:number-columns-repeated="1022"/>
        </table:table-row>
      </table:table>
      <table:table table:name="Sheet2" table:style-name="ta1">
        <table:table-column table:style-name="co1" table:number-columns-repeated="19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.41" calcext:value-type="float">
            <text:p>1.41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/>
          <table:table-cell table:number-columns-repeated="2" office:value-type="float" office:value="0.2" calcext:value-type="float">
            <text:p>0.2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2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2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2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number-columns-repeated="2" office:value-type="float" office:value="0.1" calcext:value-type="float">
            <text:p>0.1</text:p>
          </table:table-cell>
          <table:table-cell table:number-columns-repeated="4"/>
          <table:table-cell table:number-columns-repeated="2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office:value-type="float" office:value="24.6" calcext:value-type="float">
            <text:p>24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0.2" calcext:value-type="float">
            <text:p>60.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44.5" calcext:value-type="float">
            <text:p>544.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40.3" calcext:value-type="float">
            <text:p>4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30.4" calcext:value-type="float">
            <text:p>30.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56.6" calcext:value-type="float">
            <text:p>556.6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.3" calcext:value-type="float">
            <text:p>0.3</text:p>
          </table:table-cell>
          <table:table-cell table:number-columns-repeated="4"/>
          <table:table-cell table:number-columns-repeated="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4" calcext:value-type="float">
            <text:p>-7.4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 table:number-columns-repeated="4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13.6" calcext:value-type="float">
            <text:p>13.6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.4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3" calcext:value-type="float">
            <text:p>20.3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.1" calcext:value-type="float">
            <text:p>38.1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 table:number-columns-repeated="4"/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 table:number-columns-repeated="4"/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office:value-type="float" office:value="38.2" calcext:value-type="float">
            <text:p>38.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4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table:number-columns-repeated="2" office:value-type="float" office:value="0.8" calcext:value-type="float">
            <text:p>0.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6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5"/>
          <table:table-cell table:number-columns-repeated="2" office:value-type="float" office:value="0.8" calcext:value-type="float">
            <text:p>0.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3" calcext:value-type="float">
            <text:p>41.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.8" calcext:value-type="float">
            <text:p>0.8</text:p>
          </table:table-cell>
          <table:table-cell table:number-columns-repeated="4"/>
          <table:table-cell table:number-columns-repeated="2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number-columns-repeated="2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7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3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3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4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4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4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4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6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3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1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1.1" calcext:value-type="float">
            <text:p>451.1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2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4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.9" calcext:value-type="float">
            <text:p>114.9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5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2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3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550.4" calcext:value-type="float">
            <text:p>550.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5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8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3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2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6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9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647.4" calcext:value-type="float">
            <text:p>647.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90.8" calcext:value-type="float">
            <text:p>90.8</text:p>
          </table:table-cell>
          <table:table-cell table:number-columns-repeated="10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3:54:51.895056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03-29T18:10:32.510444774</meta:creation-date>
    <dc:date>2021-03-30T14:08:50.014750560</dc:date>
    <dc:creator>Luuk Nolden</dc:creator>
    <meta:editing-duration>PT3H20M46S</meta:editing-duration>
    <meta:editing-cycles>3</meta:editing-cycles>
    <meta:generator>LibreOffice/7.0.3.1$Linux_X86_64 LibreOffice_project/00$Build-1</meta:generator>
    <meta:document-statistic meta:table-count="3" meta:cell-count="1202" meta:object-count="0"/>
  </office:meta>
</office:document-meta>
</file>